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ZipScanner.setSrc( File src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Scanner.getIncluded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ZipScanner.match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ZipScanner.ini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ZipScanner.getIncludedDirecto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